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Gross Price</text:p>
          </table:table-cell>
          <table:table-cell table:style-name="ce1" office:value-type="string" calcext:value-type="string">
            <text:p>Gross Units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Needed Pri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 / 10mm</text:p>
          </table:table-cell>
          <table:table-cell office:value-type="string" calcext:value-type="string">
            <text:p>HELIFOUNER 560 Pieces M2 x 4mm /6mm /8mm /10mm /12mm /16mm /20mm, Countersunk Head Socket Cap Screws Bolts Washers Nuts Kit, 304 Stainless Steel</text:p>
          </table:table-cell>
          <table:table-cell office:value-type="string" calcext:value-type="string">
            <text:p>https://www.amazon.com/dp/B0B6HZX2ZJ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140" calcext:value-type="float">
            <text:p>140</text:p>
          </table:table-cell>
          <table:table-cell table:formula="of:=[.E2]/[.F2]" office:value-type="currency" office:currency="USD" office:value="0.0856428571428572" calcext:value-type="currency">
            <text:p>$0.09</text:p>
          </table:table-cell>
          <table:table-cell table:formula="of:=[.G2]*[.A2]" office:value-type="currency" office:currency="USD" office:value="0.0856428571428572" calcext:value-type="currency">
            <text:p>$0.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2 / 8mm</text:p>
          </table:table-cell>
          <table:table-cell office:value-type="string" calcext:value-type="string">
            <text:p>(same set)</text:p>
          </table:table-cell>
          <table:table-cell/>
          <table:table-cell table:style-name="Default"/>
          <table:table-cell/>
          <table:table-cell table:formula="of:=[.G2]" office:value-type="currency" office:currency="USD" office:value="0.0856428571428572" calcext:value-type="currency">
            <text:p>$0.09</text:p>
          </table:table-cell>
          <table:table-cell table:formula="of:=[.G3]*[.A3]" office:value-type="currency" office:currency="USD" office:value="0.171285714285714" calcext:value-type="currency">
            <text:p>$0.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breadboard</text:p>
          </table:table-cell>
          <table:table-cell office:value-type="string" calcext:value-type="string">
            <text:p>DEYUE breadboard Set Prototype Board - 6 PCS 400 Pin Solderless Board Kit for Raspberry pi and Arduino Project</text:p>
          </table:table-cell>
          <table:table-cell office:value-type="string" calcext:value-type="string">
            <text:p>https://www.amazon.com/dp/B07LFD4LT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6" calcext:value-type="float">
            <text:p>6</text:p>
          </table:table-cell>
          <table:table-cell table:formula="of:=[.E4]/[.F4]*[.A2]" office:value-type="currency" office:currency="USD" office:value="1.33166666666667" calcext:value-type="currency">
            <text:p>$1.33</text:p>
          </table:table-cell>
          <table:table-cell table:formula="of:=[.G4]*[.A4]" office:value-type="currency" office:currency="USD" office:value="1.33166666666667" calcext:value-type="currency">
            <text:p>$1.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#61 rubber band</text:p>
          </table:table-cell>
          <table:table-cell office:value-type="string" calcext:value-type="string">
            <text:p>Alliance Rubber 54615 Advantage Rubber Bands Size #61, 1 lb Box Contains Approx. 535 Bands (2" x 1/4", Blue)</text:p>
          </table:table-cell>
          <table:table-cell office:value-type="string" calcext:value-type="string">
            <text:p>https://www.amazon.com/dp/B008X09UNC</text:p>
          </table:table-cell>
          <table:table-cell office:value-type="currency" office:currency="USD" office:value="7.58" calcext:value-type="currency">
            <text:p>$7.58</text:p>
          </table:table-cell>
          <table:table-cell office:value-type="float" office:value="535" calcext:value-type="float">
            <text:p>535</text:p>
          </table:table-cell>
          <table:table-cell table:formula="of:=[.E5]/[.F5]" office:value-type="currency" office:currency="USD" office:value="0.0141682242990654" calcext:value-type="currency">
            <text:p>$0.01</text:p>
          </table:table-cell>
          <table:table-cell table:formula="of:=[.G5]*[.A5]" office:value-type="currency" office:currency="USD" office:value="0.0566728971962617" calcext:value-type="currency">
            <text:p>$0.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 boost DCDC</text:p>
          </table:table-cell>
          <table:table-cell office:value-type="string" calcext:value-type="string">
            <text:p>8Pcs DC-DC Adjustable Boost Module 2A DC Voltage Regulator Boost Plate Step Up Converter Module with USB 2V-24V to 5V 9V 12V 28V</text:p>
          </table:table-cell>
          <table:table-cell office:value-type="string" calcext:value-type="string">
            <text:p>https://www.amazon.com/dp/B09ZKKFHXW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8" calcext:value-type="float">
            <text:p>8</text:p>
          </table:table-cell>
          <table:table-cell table:formula="of:=[.E6]/[.F6]" office:value-type="currency" office:currency="USD" office:value="0.99875" calcext:value-type="currency">
            <text:p>$1.00</text:p>
          </table:table-cell>
          <table:table-cell table:formula="of:=[.G6]*[.A6]" office:value-type="currency" office:currency="USD" office:value="0.99875" calcext:value-type="currency">
            <text:p>$1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ared dc N20 motor</text:p>
          </table:table-cell>
          <table:table-cell office:value-type="string" calcext:value-type="string">
            <text:p>Acxico 3Pcs Mini Micro N20 Gear Motor DC 3V-6V Slow Speed Full Metal Gearbox DIY Robot Car</text:p>
          </table:table-cell>
          <table:table-cell office:value-type="string" calcext:value-type="string">
            <text:p>https://www.amazon.com/dp/B09DG3GCGK</text:p>
          </table:table-cell>
          <table:table-cell office:value-type="currency" office:currency="USD" office:value="9.99" calcext:value-type="currency">
            <text:p>$9.99</text:p>
          </table:table-cell>
          <table:table-cell office:value-type="float" office:value="3" calcext:value-type="float">
            <text:p>3</text:p>
          </table:table-cell>
          <table:table-cell table:formula="of:=[.E7]/[.F7]" office:value-type="currency" office:currency="USD" office:value="3.33" calcext:value-type="currency">
            <text:p>$3.33</text:p>
          </table:table-cell>
          <table:table-cell table:formula="of:=[.G7]*[.A7]" office:value-type="currency" office:currency="USD" office:value="3.33" calcext:value-type="currency">
            <text:p>$3.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ering servo</text:p>
          </table:table-cell>
          <table:table-cell office:value-type="string" calcext:value-type="string">
            <text:p>Sg90 9g Micro Servo Motor, Miuzei Mini Servos Motor Kit Metal Gear 180 Degree Servo for Rc Car Airplane Plane Arduino 10 Pack</text:p>
          </table:table-cell>
          <table:table-cell office:value-type="string" calcext:value-type="string">
            <text:p>https://www.amazon.com/dp/B072V529YD</text:p>
          </table:table-cell>
          <table:table-cell office:value-type="currency" office:currency="USD" office:value="18.88" calcext:value-type="currency">
            <text:p>$18.88</text:p>
          </table:table-cell>
          <table:table-cell office:value-type="float" office:value="10" calcext:value-type="float">
            <text:p>10</text:p>
          </table:table-cell>
          <table:table-cell table:formula="of:=[.E8]/[.F8]" office:value-type="currency" office:currency="USD" office:value="1.888" calcext:value-type="currency">
            <text:p>$1.89</text:p>
          </table:table-cell>
          <table:table-cell table:formula="of:=[.G8]*[.A8]" office:value-type="currency" office:currency="USD" office:value="1.888" calcext:value-type="currency">
            <text:p>$1.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93D motor controller</text:p>
          </table:table-cell>
          <table:table-cell office:value-type="string" calcext:value-type="string">
            <text:p>Bridgold 10pcs L293 L293D 16-pin IC Stepper Motor Drivers Controllers</text:p>
          </table:table-cell>
          <table:table-cell office:value-type="string" calcext:value-type="string">
            <text:p>https://www.amazon.com/dp/B07NXTWJV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float" office:value="10" calcext:value-type="float">
            <text:p>10</text:p>
          </table:table-cell>
          <table:table-cell table:formula="of:=[.E9]/[.F9]" office:value-type="currency" office:currency="USD" office:value="0.899" calcext:value-type="currency">
            <text:p>$0.90</text:p>
          </table:table-cell>
          <table:table-cell table:formula="of:=[.G9]*[.A9]" office:value-type="currency" office:currency="USD" office:value="0.899" calcext:value-type="currency">
            <text:p>$0.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back diode 4004</text:p>
          </table:table-cell>
          <table:table-cell office:value-type="string" calcext:value-type="string">
            <text:p>BOJACK 1N4004 Rectifier Diode 1 A 400 V DO-41 Axial 4004 1 amp 400 Volt Electronic Silicon Diodes(Pack of 125 Pieces)</text:p>
          </table:table-cell>
          <table:table-cell office:value-type="string" calcext:value-type="string">
            <text:p>https://www.amazon.com/dp/B07Q4F4RPZ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25" calcext:value-type="float">
            <text:p>125</text:p>
          </table:table-cell>
          <table:table-cell table:formula="of:=[.E10]/[.F10]" office:value-type="currency" office:currency="USD" office:value="0.04792" calcext:value-type="currency">
            <text:p>$0.05</text:p>
          </table:table-cell>
          <table:table-cell table:formula="of:=[.G10]*[.A10]" office:value-type="currency" office:currency="USD" office:value="0.04792" calcext:value-type="currency">
            <text:p>$0.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BOJACK 5 Colors 500 pcs 5mm LED Diode Lights Assored Kit Pack Bright Lighting Bulb Lamps Electronics Components 5 mm Light Emitting Diodes Parts</text:p>
          </table:table-cell>
          <table:table-cell office:value-type="string" calcext:value-type="string">
            <text:p>https://www.amazon.com/dp/B09XDMJ6KY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500" calcext:value-type="float">
            <text:p>500</text:p>
          </table:table-cell>
          <table:table-cell table:formula="of:=[.E11]/[.F11]" office:value-type="currency" office:currency="USD" office:value="0.02398" calcext:value-type="currency">
            <text:p>$0.02</text:p>
          </table:table-cell>
          <table:table-cell table:formula="of:=[.G11]*[.A11]" office:value-type="currency" office:currency="USD" office:value="0.09592" calcext:value-type="currency">
            <text:p>$0.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s for LEDs</text:p>
          </table:table-cell>
          <table:table-cell office:value-type="string" calcext:value-type="string">
            <text:p>EDGELEC 100pcs 220 ohm Resistor 1/2w (0.5Watt) ±1% Tolerance Metal Film Fixed Resistor, Multiple Values of Resistance Optional</text:p>
          </table:table-cell>
          <table:table-cell office:value-type="string" calcext:value-type="string">
            <text:p>https://www.amazon.com/dp/B07QK9ZBVZ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00" calcext:value-type="float">
            <text:p>100</text:p>
          </table:table-cell>
          <table:table-cell table:formula="of:=[.E12]/[.F12]" office:value-type="currency" office:currency="USD" office:value="0.0599" calcext:value-type="currency">
            <text:p>$0.06</text:p>
          </table:table-cell>
          <table:table-cell table:formula="of:=[.G12]*[.A12]" office:value-type="currency" office:currency="USD" office:value="0.1198" calcext:value-type="currency">
            <text:p>$0.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JT</text:p>
          </table:table-cell>
          <table:table-cell office:value-type="string" calcext:value-type="string">
            <text:p>MCIGICM (200 Pcs) 2N2222 Transistor, 2N2222A to-92 Transistor NPN 40V 600mA 300MHz 625mW Through Hole</text:p>
          </table:table-cell>
          <table:table-cell office:value-type="string" calcext:value-type="string">
            <text:p>https://www.amazon.com/dp/B06XPWS52G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200" calcext:value-type="float">
            <text:p>200</text:p>
          </table:table-cell>
          <table:table-cell table:formula="of:=[.E13]/[.F13]" office:value-type="currency" office:currency="USD" office:value="0.03495" calcext:value-type="currency">
            <text:p>$0.03</text:p>
          </table:table-cell>
          <table:table-cell table:formula="of:=[.G13]*[.A13]" office:value-type="currency" office:currency="USD" office:value="0.03495" calcext:value-type="currency">
            <text:p>$0.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OVERTURE PLA Filament 1.75mm PLA 3D Printer Filament, 2kg Cardboard Spool (4.4lbs), Dimensional Accuracy +/- 0.03mm, Fit Most FDM Printer (White 2-Pack)</text:p>
          </table:table-cell>
          <table:table-cell office:value-type="string" calcext:value-type="string">
            <text:p>https://www.amazon.com/dp/B085DX3X8Y</text:p>
          </table:table-cell>
          <table:table-cell office:value-type="currency" office:currency="USD" office:value="36.99" calcext:value-type="currency">
            <text:p>$36.99</text:p>
          </table:table-cell>
          <table:table-cell office:value-type="float" office:value="2000" calcext:value-type="float">
            <text:p>2000</text:p>
          </table:table-cell>
          <table:table-cell table:formula="of:=[.E14]/[.F14]" office:value-type="currency" office:currency="USD" office:value="0.018495" calcext:value-type="currency">
            <text:p>$0.02</text:p>
          </table:table-cell>
          <table:table-cell table:formula="of:=[.G14]*[.A14]" office:value-type="currency" office:currency="USD" office:value="0.277425" calcext:value-type="currency">
            <text:p>$0.2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mpers</text:p>
          </table:table-cell>
          <table:table-cell office:value-type="string" calcext:value-type="string">
            <text:p>AUSTOR 560 Pieces Jumper Wire Kit 14 Lengths Assorted Preformed Breadboard Jumper Wire with Free Box</text:p>
          </table:table-cell>
          <table:table-cell office:value-type="string" calcext:value-type="string">
            <text:p>https://www.amazon.com/dp/B07CJYSL2T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560" calcext:value-type="float">
            <text:p>560</text:p>
          </table:table-cell>
          <table:table-cell table:formula="of:=[.E16]/[.F16]" office:value-type="currency" office:currency="USD" office:value="0.0214107142857143" calcext:value-type="currency">
            <text:p>$0.02</text:p>
          </table:table-cell>
          <table:table-cell table:formula="of:=[.G16]*[.A16]" office:value-type="currency" office:currency="USD" office:value="0.428214285714286" calcext:value-type="currency">
            <text:p>$0.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cam with CH340C usb card</text:p>
          </table:table-cell>
          <table:table-cell office:value-type="string" calcext:value-type="string">
            <text:p>DORHEA 4 Set ESP32 Cam WiFi Bluetooth Development Board with OV2640 Camera Module + Micro USB to Serial Port CH340C 4.75V-5.25V Nodemcu for Raspberry Pi</text:p>
          </table:table-cell>
          <table:table-cell office:value-type="string" calcext:value-type="string">
            <text:p>https://www.amazon.com/dp/B09265G5Z4</text:p>
          </table:table-cell>
          <table:table-cell office:value-type="currency" office:currency="USD" office:value="28.99" calcext:value-type="currency">
            <text:p>$28.99</text:p>
          </table:table-cell>
          <table:table-cell office:value-type="float" office:value="4" calcext:value-type="float">
            <text:p>4</text:p>
          </table:table-cell>
          <table:table-cell table:formula="of:=[.E17]/[.F17]" office:value-type="currency" office:currency="USD" office:value="7.2475" calcext:value-type="currency">
            <text:p>$7.25</text:p>
          </table:table-cell>
          <table:table-cell table:formula="of:=[.G17]*[.A17]" office:value-type="currency" office:currency="USD" office:value="7.2475" calcext:value-type="currency">
            <text:p>$7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 to 2pc 88mm rods for axles</text:p>
          </table:table-cell>
          <table:table-cell office:value-type="string" calcext:value-type="string">
            <text:p>TOP-VIGOR 20pcs 2mm x 300mm Stainless Steel Rods for DIY Crafts, Metal Solid Round Shaft Rods Lathe Bar Stock for DIY Car Helicopter Airplane Model</text:p>
          </table:table-cell>
          <table:table-cell office:value-type="string" calcext:value-type="string">
            <text:p>https://www.amazon.com//dp/B09WDCDCR6</text:p>
          </table:table-cell>
          <table:table-cell office:value-type="currency" office:currency="USD" office:value="9.59" calcext:value-type="currency">
            <text:p>$9.59</text:p>
          </table:table-cell>
          <table:table-cell office:value-type="float" office:value="20" calcext:value-type="float">
            <text:p>20</text:p>
          </table:table-cell>
          <table:table-cell table:formula="of:=[.E18]/[.F18]" office:value-type="currency" office:currency="USD" office:value="0.4795" calcext:value-type="currency">
            <text:p>$0.48</text:p>
          </table:table-cell>
          <table:table-cell table:formula="of:=[.G18]*[.A18]" office:value-type="currency" office:currency="USD" office:value="0.4795" calcext:value-type="currency">
            <text:p>$0.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 w/leads</text:p>
          </table:table-cell>
          <table:table-cell office:value-type="string" calcext:value-type="string">
            <text:p>QTEATAK 4 x 1.5V AA Batteries Battery Holder Wire Leads</text:p>
          </table:table-cell>
          <table:table-cell office:value-type="string" calcext:value-type="string">
            <text:p>https://www.amazon.com/dp/B085VS14TY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4" calcext:value-type="float">
            <text:p>4</text:p>
          </table:table-cell>
          <table:table-cell table:formula="of:=[.E19]/[.F19]" office:value-type="currency" office:currency="USD" office:value="1.7475" calcext:value-type="currency">
            <text:p>$1.75</text:p>
          </table:table-cell>
          <table:table-cell table:formula="of:=[.G19]*[.A19]" office:value-type="currency" office:currency="USD" office:value="1.7475" calcext:value-type="currency">
            <text:p>$1.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 hex wrench</text:p>
          </table:table-cell>
          <table:table-cell office:value-type="string" calcext:value-type="string">
            <text:p>Tsnamay 2mm Hex Key Wrench L Shaped Hexagon Head Repairing Tool 50pcs</text:p>
          </table:table-cell>
          <table:table-cell office:value-type="string" calcext:value-type="string">
            <text:p>https://www.amazon.com/dp/B09R98WLZ2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50" calcext:value-type="float">
            <text:p>50</text:p>
          </table:table-cell>
          <table:table-cell table:formula="of:=[.E20]/[.F20]" office:value-type="currency" office:currency="USD" office:value="0.1398" calcext:value-type="currency">
            <text:p>$0.14</text:p>
          </table:table-cell>
          <table:table-cell table:formula="of:=[.G20]*[.A20]" office:value-type="currency" office:currency="USD" office:value="0.1398" calcext:value-type="currency">
            <text:p>$0.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/M jumper cables long</text:p>
          </table:table-cell>
          <table:table-cell office:value-type="string" calcext:value-type="string">
            <text:p>EDGELEC 120pcs 20cm Dupont Wire Male to Female Breadboard Jumper Wires 7.9 inch 1pin-1pin 2.54mm Connector for DIY Arduino Raspberry PI 10 15 20 30 40 50 100cm Optional Multicolored Ribbon Cables</text:p>
          </table:table-cell>
          <table:table-cell office:value-type="string" calcext:value-type="string">
            <text:p>https://www.amazon.com/dp/B07GD1TFBR</text:p>
          </table:table-cell>
          <table:table-cell office:value-type="currency" office:currency="USD" office:value="7.98" calcext:value-type="currency">
            <text:p>$7.98</text:p>
          </table:table-cell>
          <table:table-cell office:value-type="float" office:value="120" calcext:value-type="float">
            <text:p>120</text:p>
          </table:table-cell>
          <table:table-cell table:formula="of:=[.E21]/[.F21]" office:value-type="currency" office:currency="USD" office:value="0.0665" calcext:value-type="currency">
            <text:p>$0.07</text:p>
          </table:table-cell>
          <table:table-cell table:formula="of:=[.G21]*[.A21]" office:value-type="currency" office:currency="USD" office:value="0.665" calcext:value-type="currency">
            <text:p>$0.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/M jumper cables short</text:p>
          </table:table-cell>
          <table:table-cell office:value-type="string" calcext:value-type="string">
            <text:p>EDGELEC 120pcs 10cm Dupont Wire Male to Female Breadboard Jumper Wires 3.9 inch 1pin-1pin 2.54mm Connector for DIY Arduino Raspberry PI 10 15 20 30 40 50 100cm Optional Multicolored Ribbon Cables</text:p>
          </table:table-cell>
          <table:table-cell office:value-type="string" calcext:value-type="string">
            <text:p>https://www.amazon.com/dp/B07GD1R5MS</text:p>
          </table:table-cell>
          <table:table-cell office:value-type="currency" office:currency="USD" office:value="6.98" calcext:value-type="currency">
            <text:p>$6.98</text:p>
          </table:table-cell>
          <table:table-cell office:value-type="float" office:value="120" calcext:value-type="float">
            <text:p>120</text:p>
          </table:table-cell>
          <table:table-cell table:formula="of:=[.E22]/[.F22]" office:value-type="currency" office:currency="USD" office:value="0.0581666666666667" calcext:value-type="currency">
            <text:p>$0.06</text:p>
          </table:table-cell>
          <table:table-cell table:formula="of:=[.G22]*[.A22]" office:value-type="currency" office:currency="USD" office:value="0.581666666666667" calcext:value-type="currency">
            <text:p>$0.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(Pack of 25 Pieces) MCIGICM 74HC595 74595 SN74HC595N 8-Bit Shift Register DIP-16 IC 74hc595 Shift registers</text:p>
          </table:table-cell>
          <table:table-cell office:value-type="string" calcext:value-type="string">
            <text:p>https://www.amazon.com/dp/B07HFWB9L9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25" calcext:value-type="float">
            <text:p>25</text:p>
          </table:table-cell>
          <table:table-cell table:formula="of:=[.E23]/[.F23]" office:value-type="currency" office:currency="USD" office:value="0.2796" calcext:value-type="currency">
            <text:p>$0.28</text:p>
          </table:table-cell>
          <table:table-cell table:formula="of:=[.G23]*[.A23]" office:value-type="currency" office:currency="USD" office:value="0.2796" calcext:value-type="currency">
            <text:p>$0.2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subtotal with USB programmer</text:p>
          </table:table-cell>
          <table:table-cell table:number-columns-repeated="2"/>
          <table:table-cell table:formula="of:=SUM([.E2:.E23])" office:value-type="currency" office:currency="USD" office:value="227.86" calcext:value-type="currency">
            <text:p>$227.86</text:p>
          </table:table-cell>
          <table:table-cell/>
          <table:table-cell table:style-name="Default"/>
          <table:table-cell table:formula="of:=SUM([.H2:.H23])" office:value-type="currency" office:currency="USD" office:value="20.9058140876725" calcext:value-type="currency">
            <text:p>$20.91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esp32cam with CH340C usb card</text:p>
          </table:table-cell>
          <table:table-cell office:value-type="string" calcext:value-type="string">
            <text:p>DORHEA 4 Set ESP32 Cam WiFi Bluetooth Development Board with OV2640 Camera Module + Micro USB to Serial Port CH340C 4.75V-5.25V Nodemcu for Raspberry Pi</text:p>
          </table:table-cell>
          <table:table-cell office:value-type="string" calcext:value-type="string">
            <text:p>https://www.amazon.com/dp/B09265G5Z4</text:p>
          </table:table-cell>
          <table:table-cell office:value-type="currency" office:currency="USD" office:value="28.99" calcext:value-type="currency">
            <text:p>$28.99</text:p>
          </table:table-cell>
          <table:table-cell office:value-type="float" office:value="4" calcext:value-type="float">
            <text:p>4</text:p>
          </table:table-cell>
          <table:table-cell table:formula="of:=[.E27]/[.F27]" office:value-type="currency" office:currency="USD" office:value="7.2475" calcext:value-type="currency">
            <text:p>$7.25</text:p>
          </table:table-cell>
          <table:table-cell table:formula="of:=[.G27]*[.A27]" office:value-type="currency" office:currency="USD" office:value="-7.2475" calcext:value-type="currency">
            <text:p>-$7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cam without USB</text:p>
          </table:table-cell>
          <table:table-cell office:value-type="string" calcext:value-type="string">
            <text:p>4PCS ESP32-CAM Camera Module ESP32 CAM WiFi Bluetooth Development Board ESP32 Wireless OV2640 Camera Module with Jumper Wire</text:p>
          </table:table-cell>
          <table:table-cell office:value-type="string" calcext:value-type="string">
            <text:p>https://www.amazon.com/dp/B08R8F2BWL</text:p>
          </table:table-cell>
          <table:table-cell office:value-type="currency" office:currency="USD" office:value="24.99" calcext:value-type="currency">
            <text:p>$24.99</text:p>
          </table:table-cell>
          <table:table-cell office:value-type="float" office:value="4" calcext:value-type="float">
            <text:p>4</text:p>
          </table:table-cell>
          <table:table-cell table:formula="of:=[.E28]/[.F28]" office:value-type="currency" office:currency="USD" office:value="6.2475" calcext:value-type="currency">
            <text:p>$6.25</text:p>
          </table:table-cell>
          <table:table-cell table:formula="of:=[.G28]*[.A28]" office:value-type="currency" office:currency="USD" office:value="6.2475" calcext:value-type="currency">
            <text:p>$6.25</text:p>
          </table:table-cell>
          <table:table-cell office:value-type="string" calcext:value-type="string">
            <text:p>without the programmer (use an esp8266 or similar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subtotal without USB programme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formula="of:=SUM([.H2:.H23])+SUM([.H27:.H28])" office:value-type="currency" office:currency="USD" office:value="19.9058140876725" calcext:value-type="currency">
            <text:p>$19.91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ot included: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C-A glue</text:p>
          </table:table-cell>
          <table:table-cell office:value-type="string" calcext:value-type="string">
            <text:p>Loctite Super Glue Gel Control, Clear Superglue For Plastic, Wood, Metal, Crafts, &amp; Repair, Cyanoacrylate Adhesive Instant Glue, Quick Dry - 0.14 fl oz Bottle, Pack Of 6</text:p>
          </table:table-cell>
          <table:table-cell office:value-type="string" calcext:value-type="string">
            <text:p>https://www.amazon.com/dp/B0778LB4RX</text:p>
          </table:table-cell>
          <table:table-cell office:value-type="currency" office:currency="USD" office:value="17.16" calcext:value-type="currency">
            <text:p>$17.16</text:p>
          </table:table-cell>
          <table:table-cell office:value-type="float" office:value="6" calcext:value-type="float">
            <text:p>6</text:p>
          </table:table-cell>
          <table:table-cell table:formula="of:=[.E35]/[.F35]" office:value-type="currency" office:currency="USD" office:value="2.86" calcext:value-type="currency">
            <text:p>$2.86</text:p>
          </table:table-cell>
          <table:table-cell table:formula="of:=[.G35]*[.A35]" office:value-type="currency" office:currency="USD" office:value="0.143" calcext:value-type="currency">
            <text:p>$0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2mm file</text:p>
          </table:table-cell>
          <table:table-cell office:value-type="string" calcext:value-type="string">
            <text:p>KALIM Mini Needle File Set (Carbon Steel 6 Piece-Set) Hardened Alloy Strength Steel - Set Includes Flat, Flat Warding, Square, Triangular, Round, and Half-Round File(6'' Total Length)</text:p>
          </table:table-cell>
          <table:table-cell office:value-type="string" calcext:value-type="string">
            <text:p>https://www.amazon.com/dp/B07KH8BG1F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6" calcext:value-type="float">
            <text:p>6</text:p>
          </table:table-cell>
          <table:table-cell table:formula="of:=[.E36]/[.F36]" office:value-type="currency" office:currency="USD" office:value="0.998333333333333" calcext:value-type="currency">
            <text:p>$1.00</text:p>
          </table:table-cell>
          <table:table-cell table:formula="of:=[.G36]*[.A36]" office:value-type="currency" office:currency="USD" office:value="0.998333333333333" calcext:value-type="currency">
            <text:p>$1.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A batteries</text:p>
          </table:table-cell>
          <table:table-cell office:value-type="string" calcext:value-type="string">
            <text:p>Amazon Basics 100-Pack AA Alkaline High-Performance Batteries, 1.5 Volt, 10-Year Shelf Life</text:p>
          </table:table-cell>
          <table:table-cell office:value-type="string" calcext:value-type="string">
            <text:p>https://www.amazon.com/dp/B01B8R6PF2</text:p>
          </table:table-cell>
          <table:table-cell office:value-type="currency" office:currency="USD" office:value="25.76" calcext:value-type="currency">
            <text:p>$25.76</text:p>
          </table:table-cell>
          <table:table-cell office:value-type="float" office:value="100" calcext:value-type="float">
            <text:p>100</text:p>
          </table:table-cell>
          <table:table-cell table:formula="of:=[.E37]/[.F37]" office:value-type="currency" office:currency="USD" office:value="0.2576" calcext:value-type="currency">
            <text:p>$0.26</text:p>
          </table:table-cell>
          <table:table-cell table:formula="of:=[.G37]*[.A37]" office:value-type="currency" office:currency="USD" office:value="1.0304" calcext:value-type="currency">
            <text:p>$1.03</text:p>
          </table:table-cell>
          <table:table-cell office:value-type="string" calcext:value-type="string">
            <text:p>only really need the flat one</text:p>
          </table:table-cell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6:35:08.407102640</meta:creation-date>
    <dc:date>2023-10-05T16:44:37.362299571</dc:date>
    <meta:editing-duration>PT18H58M19S</meta:editing-duration>
    <meta:editing-cycles>24</meta:editing-cycles>
    <meta:generator>LibreOffice/7.3.7.2$Linux_X86_64 LibreOffice_project/30$Build-2</meta:generator>
    <meta:document-statistic meta:table-count="1" meta:cell-count="221" meta:object-count="0"/>
  </office:meta>
</office:document-meta>
</file>